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normal">
      <style:paragraph-properties fo:line-height="100%"/>
      <style:text-properties fo:color="#000000" officeooo:rsid="000ac94e" officeooo:paragraph-rsid="000ac94e"/>
    </style:style>
    <style:style style:name="P2" style:family="paragraph" style:parent-style-name="normal">
      <style:paragraph-properties fo:line-height="100%"/>
      <style:text-properties fo:color="#000000" style:font-name="Roboto" fo:font-size="14pt" officeooo:rsid="00078c76" officeooo:paragraph-rsid="00078c76" style:font-name-asian="Roboto1" style:font-size-asian="14pt" style:font-name-complex="Roboto1" style:font-size-complex="14pt"/>
    </style:style>
    <style:style style:name="P3" style:family="paragraph" style:parent-style-name="normal">
      <style:paragraph-properties fo:line-height="100%"/>
      <style:text-properties fo:color="#000000" style:font-name="Roboto" fo:font-size="14pt" officeooo:rsid="0008d007" officeooo:paragraph-rsid="0008d007" style:font-name-asian="Roboto1" style:font-size-asian="14pt" style:font-name-complex="Roboto1" style:font-size-complex="14pt"/>
    </style:style>
    <style:style style:name="P4" style:family="paragraph" style:parent-style-name="normal">
      <style:paragraph-properties fo:line-height="100%"/>
      <style:text-properties fo:color="#000000" style:font-name="Roboto" fo:font-size="14pt" officeooo:rsid="000b6e61" officeooo:paragraph-rsid="000b6e61" style:font-name-asian="Roboto1" style:font-size-asian="14pt" style:font-name-complex="Roboto1" style:font-size-complex="14pt"/>
    </style:style>
    <style:style style:name="P5" style:family="paragraph" style:parent-style-name="normal">
      <style:paragraph-properties fo:line-height="100%"/>
      <style:text-properties fo:color="#000000" style:font-name="Roboto" fo:font-size="14pt" officeooo:rsid="000b6e61" officeooo:paragraph-rsid="000ac94e" style:font-name-asian="Roboto1" style:font-size-asian="14pt" style:font-name-complex="Roboto1" style:font-size-complex="14pt"/>
    </style:style>
    <style:style style:name="P6" style:family="paragraph" style:parent-style-name="normal">
      <style:paragraph-properties fo:line-height="100%"/>
      <style:text-properties fo:color="#000000" style:font-name="Roboto" fo:font-size="14pt" officeooo:rsid="000ac258" officeooo:paragraph-rsid="000ac258" style:font-name-asian="Roboto1" style:font-size-asian="14pt" style:font-name-complex="Roboto1" style:font-size-complex="14pt"/>
    </style:style>
    <style:style style:name="P7" style:family="paragraph" style:parent-style-name="normal">
      <style:paragraph-properties fo:line-height="100%"/>
      <style:text-properties fo:color="#a7074b" style:font-name="Roboto" fo:font-size="20pt" fo:font-weight="bold" style:font-name-asian="Roboto1" style:font-size-asian="20pt" style:font-weight-asian="bold" style:font-name-complex="Roboto1" style:font-size-complex="20pt"/>
    </style:style>
    <style:style style:name="P8" style:family="paragraph" style:parent-style-name="normal">
      <style:paragraph-properties fo:line-height="100%"/>
      <style:text-properties style:font-name="Roboto" fo:font-size="14pt" style:font-name-asian="Roboto1" style:font-size-asian="14pt" style:font-name-complex="Roboto1" style:font-size-complex="14pt"/>
    </style:style>
    <style:style style:name="P9" style:family="paragraph" style:parent-style-name="normal">
      <style:paragraph-properties fo:line-height="100%"/>
      <style:text-properties style:font-name="Roboto" fo:font-size="14pt" officeooo:rsid="00068938" officeooo:paragraph-rsid="00068938" style:font-name-asian="Roboto1" style:font-size-asian="14pt" style:font-name-complex="Roboto1" style:font-size-complex="14pt"/>
    </style:style>
    <style:style style:name="P10" style:family="paragraph" style:parent-style-name="normal">
      <style:paragraph-properties fo:line-height="100%"/>
      <style:text-properties style:font-name="Roboto" fo:font-size="14pt" officeooo:rsid="0006c7c6" officeooo:paragraph-rsid="0006c7c6" style:font-name-asian="Roboto1" style:font-size-asian="14pt" style:font-name-complex="Roboto1" style:font-size-complex="14pt"/>
    </style:style>
    <style:style style:name="P11" style:family="paragraph" style:parent-style-name="normal">
      <style:paragraph-properties fo:line-height="100%"/>
      <style:text-properties fo:color="#2a6099" style:font-name="Roboto" fo:font-size="14pt" officeooo:rsid="00068938" officeooo:paragraph-rsid="00068938" style:font-name-asian="Roboto1" style:font-size-asian="14pt" style:font-name-complex="Roboto1" style:font-size-complex="14pt"/>
    </style:style>
    <style:style style:name="P12" style:family="paragraph" style:parent-style-name="normal">
      <style:paragraph-properties fo:line-height="100%"/>
      <style:text-properties fo:color="#2a6099" style:font-name="Roboto" fo:font-size="14pt" officeooo:rsid="00068938" officeooo:paragraph-rsid="000f1db8" style:font-name-asian="Roboto1" style:font-size-asian="14pt" style:font-name-complex="Roboto1" style:font-size-complex="14pt"/>
    </style:style>
    <style:style style:name="P13" style:family="paragraph" style:parent-style-name="normal">
      <style:paragraph-properties fo:line-height="100%"/>
      <style:text-properties fo:color="#2a6099" style:font-name="Roboto" fo:font-size="14pt" officeooo:rsid="00078c76" officeooo:paragraph-rsid="00078c76" style:font-name-asian="Roboto1" style:font-size-asian="14pt" style:font-name-complex="Roboto1" style:font-size-complex="14pt"/>
    </style:style>
    <style:style style:name="P14" style:family="paragraph" style:parent-style-name="normal">
      <style:paragraph-properties fo:line-height="100%"/>
      <style:text-properties fo:color="#2a6099" style:font-name="Roboto" fo:font-size="14pt" officeooo:rsid="000f1db8" officeooo:paragraph-rsid="000f1db8" style:font-name-asian="Roboto1" style:font-size-asian="14pt" style:font-name-complex="Roboto1" style:font-size-complex="14pt"/>
    </style:style>
    <style:style style:name="P15" style:family="paragraph" style:parent-style-name="normal">
      <style:paragraph-properties fo:line-height="100%"/>
      <style:text-properties fo:color="#2a6099" style:font-name="Roboto" fo:font-size="14pt" officeooo:rsid="001072ec" officeooo:paragraph-rsid="001072ec" style:font-name-asian="Roboto1" style:font-size-asian="14pt" style:font-name-complex="Roboto1" style:font-size-complex="14pt"/>
    </style:style>
    <style:style style:name="P16" style:family="paragraph" style:parent-style-name="normal">
      <style:paragraph-properties fo:line-height="100%"/>
    </style:style>
    <style:style style:name="P17" style:family="paragraph" style:parent-style-name="normal">
      <style:paragraph-properties fo:margin-top="0.071cm" fo:margin-bottom="0.071cm" loext:contextual-spacing="false" fo:line-height="100%" fo:text-align="justify" style:justify-single-word="false"/>
    </style:style>
    <style:style style:name="P18" style:family="paragraph" style:parent-style-name="normal" style:master-page-name="Standard">
      <style:paragraph-properties style:page-number="1"/>
      <style:text-properties fo:font-size="18pt" fo:font-weight="bold" style:font-size-asian="18pt" style:font-weight-asian="bold" style:font-size-complex="18pt"/>
    </style:style>
    <style:style style:name="P19" style:family="paragraph" style:parent-style-name="normal">
      <style:paragraph-properties fo:line-height="100%"/>
      <style:text-properties fo:color="#000000" style:font-name="Roboto" fo:font-size="14pt" officeooo:rsid="000f1db8" officeooo:paragraph-rsid="000f1db8" style:font-name-asian="Roboto1" style:font-size-asian="14pt" style:font-name-complex="Roboto1" style:font-size-complex="14pt"/>
    </style:style>
    <style:style style:name="P20" style:family="paragraph" style:parent-style-name="normal">
      <style:paragraph-properties fo:line-height="100%"/>
      <style:text-properties fo:color="#000000" style:font-name="Roboto" fo:font-size="14pt" officeooo:rsid="001072ec" officeooo:paragraph-rsid="001072ec" style:font-name-asian="Roboto1" style:font-size-asian="14pt" style:font-name-complex="Roboto1" style:font-size-complex="14pt"/>
    </style:style>
    <style:style style:name="P21" style:family="paragraph" style:parent-style-name="normal">
      <style:paragraph-properties fo:line-height="100%"/>
      <style:text-properties fo:color="#000000" style:font-name="Roboto" fo:font-size="14pt" officeooo:rsid="000fc32a" officeooo:paragraph-rsid="000fc32a" style:font-name-asian="Roboto1" style:font-size-asian="14pt" style:font-name-complex="Roboto1" style:font-size-complex="14pt"/>
    </style:style>
    <style:style style:name="P22" style:family="paragraph" style:parent-style-name="normal">
      <style:paragraph-properties fo:line-height="100%"/>
      <style:text-properties fo:color="#000000" style:font-name="Roboto" fo:font-size="14pt" officeooo:rsid="001027b0" officeooo:paragraph-rsid="000f1db8" style:font-name-asian="Roboto1" style:font-size-asian="14pt" style:font-name-complex="Roboto1" style:font-size-complex="14pt"/>
    </style:style>
    <style:style style:name="P23" style:family="paragraph" style:parent-style-name="normal">
      <style:paragraph-properties fo:line-height="100%"/>
      <style:text-properties fo:color="#000000" style:font-name="Roboto" fo:font-size="14pt" officeooo:rsid="00151b75" officeooo:paragraph-rsid="00151b75" style:font-name-asian="Roboto1" style:font-size-asian="14pt" style:font-name-complex="Roboto1" style:font-size-complex="14pt"/>
    </style:style>
    <style:style style:name="P24" style:family="paragraph" style:parent-style-name="normal">
      <style:paragraph-properties fo:line-height="100%"/>
      <style:text-properties fo:color="#000000" style:font-name="Roboto" fo:font-size="14pt" officeooo:rsid="00151b75" officeooo:paragraph-rsid="00169a28" style:font-name-asian="Roboto1" style:font-size-asian="14pt" style:font-name-complex="Roboto1" style:font-size-complex="14pt"/>
    </style:style>
    <style:style style:name="P25" style:family="paragraph" style:parent-style-name="normal">
      <style:paragraph-properties fo:line-height="100%"/>
      <style:text-properties fo:color="#000000" style:font-name="Roboto" fo:font-size="14pt" officeooo:rsid="000ac94e" officeooo:paragraph-rsid="000ac94e" style:font-name-asian="Roboto1" style:font-size-asian="14pt" style:font-name-complex="Roboto1" style:font-size-complex="14pt"/>
    </style:style>
    <style:style style:name="P26" style:family="paragraph" style:parent-style-name="normal">
      <style:paragraph-properties fo:line-height="100%"/>
      <style:text-properties style:font-name="Roboto" fo:font-size="14pt" officeooo:rsid="00133adc" officeooo:paragraph-rsid="00133adc" style:font-name-asian="Roboto1" style:font-size-asian="14pt" style:font-name-complex="Roboto1" style:font-size-complex="14pt"/>
    </style:style>
    <style:style style:name="P27" style:family="paragraph" style:parent-style-name="normal">
      <style:paragraph-properties fo:line-height="100%"/>
      <style:text-properties style:font-name="Roboto" fo:font-size="14pt" officeooo:rsid="0006c7c6" officeooo:paragraph-rsid="00133adc" style:font-name-asian="Roboto1" style:font-size-asian="14pt" style:font-name-complex="Roboto1" style:font-size-complex="14pt"/>
    </style:style>
    <style:style style:name="P28" style:family="paragraph" style:parent-style-name="normal">
      <style:paragraph-properties fo:line-height="100%"/>
      <style:text-properties style:font-name="Roboto" fo:font-size="14pt" officeooo:rsid="0006c7c6" officeooo:paragraph-rsid="0006c7c6" style:font-name-asian="Roboto1" style:font-size-asian="14pt" style:font-name-complex="Roboto1" style:font-size-complex="14pt"/>
    </style:style>
    <style:style style:name="P29" style:family="paragraph">
      <loext:graphic-properties draw:fill-color="#000000"/>
      <style:paragraph-properties fo:text-align="center"/>
    </style:style>
    <style:style style:name="T1" style:family="text">
      <style:text-properties style:font-name="Roboto" fo:font-size="14pt" style:font-name-asian="Roboto1" style:font-size-asian="14pt" style:font-name-complex="Roboto1" style:font-size-complex="14pt"/>
    </style:style>
    <style:style style:name="T2" style:family="text">
      <style:text-properties style:font-name="Roboto" fo:font-size="14pt" officeooo:rsid="0006c7c6" style:font-name-asian="Roboto1" style:font-size-asian="14pt" style:font-name-complex="Roboto1" style:font-size-complex="14pt"/>
    </style:style>
    <style:style style:name="T3" style:family="text">
      <style:text-properties style:font-name="Roboto" fo:font-size="14pt" officeooo:rsid="000b6e61" style:font-name-asian="Roboto1" style:font-size-asian="14pt" style:font-name-complex="Roboto1" style:font-size-complex="14pt"/>
    </style:style>
    <style:style style:name="T4" style:family="text">
      <style:text-properties style:font-name="Roboto" fo:font-size="14pt" officeooo:rsid="000d5358" style:font-name-asian="Roboto1" style:font-size-asian="14pt" style:font-name-complex="Roboto1" style:font-size-complex="14pt"/>
    </style:style>
    <style:style style:name="T5" style:family="text">
      <style:text-properties style:font-name="Roboto" fo:font-size="14pt" fo:font-style="italic" style:font-name-asian="Roboto1" style:font-size-asian="14pt" style:font-style-asian="italic" style:font-name-complex="Roboto1" style:font-size-complex="14pt"/>
    </style:style>
    <style:style style:name="T6" style:family="text">
      <style:text-properties fo:color="#000000"/>
    </style:style>
    <style:style style:name="T7" style:family="text">
      <style:text-properties fo:color="#000000" officeooo:rsid="0011b3c3"/>
    </style:style>
    <style:style style:name="T8" style:family="text">
      <style:text-properties fo:color="#000000" officeooo:rsid="00171405"/>
    </style:style>
    <style:style style:name="T9" style:family="text">
      <style:text-properties officeooo:rsid="00133adc"/>
    </style:style>
    <style:style style:name="T10" style:family="text">
      <style:text-properties fo:background-color="#ff8000" loext:char-shading-value="0"/>
    </style:style>
    <style:style style:name="T11" style:family="text">
      <style:text-properties fo:background-color="#ff8000" loext:char-shading-value="0"/>
    </style:style>
    <style:style style:name="T12" style:family="text">
      <style:text-properties officeooo:rsid="00151b75"/>
    </style:style>
    <style:style style:name="T13" style:family="text">
      <style:text-properties officeooo:rsid="00169a28"/>
    </style:style>
    <style:style style:name="T14" style:family="text">
      <style:text-properties officeooo:rsid="00171405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7">Exercice :</text:p>
      <text:p text:style-name="P8">Ecrire un programme qui demande un nombre et lui afficher .</text:p>
      <text:p text:style-name="P8"/>
      <text:p text:style-name="P11"><text:span text:style-name="T11">Résolution </text:span>:</text:p>
      <text:p text:style-name="P9"/>
      <text:p text:style-name="P9">Algorithme Nombre</text:p>
      <text:p text:style-name="P9"/>
      <text:p text:style-name="P9">Variables</text:p>
      <text:p text:style-name="P9">N : entier ;</text:p>
      <text:p text:style-name="P9"/>
      <text:p text:style-name="P9">Début</text:p>
      <text:p text:style-name="P26">ecrire(‘donner un nombre’) ;</text:p>
      <text:p text:style-name="P27"/>
      <text:p text:style-name="P10"><text:span text:style-name="T9">lire</text:span>(N) ;</text:p>
      <text:p text:style-name="P10"/>
      <text:p text:style-name="P26">ecrire(‘le nombre est’, N) ;</text:p>
      <text:p text:style-name="P10"/>
      <text:p text:style-name="P10">Fin</text:p>
      <text:p text:style-name="P7">Exercice :</text:p>
      <text:p text:style-name="P8">Ecrire un programme qui demande son prénom à l’utilisateur <text:s/>et son âge et qui lui réponde par un charmant « Bonjour » suivi du prénom et son âge</text:p>
      <text:p text:style-name="P8"/>
      <text:p text:style-name="P13"><text:span text:style-name="T11">Résolution </text:span>:</text:p>
      <text:p text:style-name="P13"/>
      <text:p text:style-name="P2">Algorithme chaine de caractères</text:p>
      <text:p text:style-name="P2"/>
      <text:p text:style-name="P2">Variables</text:p>
      <text:p text:style-name="P2">Prénom, Age, Réponse: chaines de caractère;</text:p>
      <text:p text:style-name="P3"/>
      <text:p text:style-name="P3">Début</text:p>
      <text:p text:style-name="P23">ecrire(‘donner votre prénom’) ;</text:p>
      <text:p text:style-name="P23">lire(Prénom) ;</text:p>
      <text:p text:style-name="P23">ecrire(‘donner votre age’) ;</text:p>
      <text:p text:style-name="P23">lire(Age) ;</text:p>
      <text:p text:style-name="P25"><text:span text:style-name="T1"/></text:p>
      <text:p text:style-name="P1"><draw:line text:anchor-type="paragraph" draw:z-index="0" draw:name="Forme1" draw:style-name="gr1" draw:text-style-name="P29" svg:x1="2.405cm" svg:y1="0.316cm" svg:x2="3.331cm" svg:y2="0.316cm"><text:p/></draw:line><text:span text:style-name="T1">Réponse </text:span><text:span text:style-name="T3">&lt; <text:s text:c="7"/>‘’Bonjour’’+Prénom+Age;</text:span></text:p>
      <text:p text:style-name="P4">Ecrire(‘<text:span text:style-name="T12">la réponse est’, </text:span>Réponse);</text:p>
      <text:p text:style-name="P4"/>
      <text:p text:style-name="P4">Fin</text:p>
      <text:p text:style-name="P5"><text:soft-page-break/></text:p>
      <text:p text:style-name="P6"/>
      <text:p text:style-name="P3"/>
      <text:p text:style-name="P3"/>
      <text:p text:style-name="P3"/>
      <text:p text:style-name="P3"/>
      <text:p text:style-name="P2"/>
      <text:p text:style-name="P7">Exercice :</text:p>
      <text:p text:style-name="P8">Ecrire un programme qui demande son prénom à l'utilisateur, et qui lui réponde par un charmant « Bonjour » suivi du prénom. </text:p>
      <text:p text:style-name="P17"><text:span text:style-name="T5">machine</text:span><text:span text:style-name="T1"> : Bonjour, Marie Cunégonde ! ».</text:span></text:p>
      <text:p text:style-name="P16"/>
      <text:p text:style-name="P12">Résolution :</text:p>
      <text:p text:style-name="P12"><text:s/></text:p>
      <text:p text:style-name="P14"><text:span text:style-name="T6">Algorithme</text:span> <text:span text:style-name="T6">Message</text:span></text:p>
      <text:p text:style-name="P22"/>
      <text:p text:style-name="P19"/>
      <text:p text:style-name="P20">Variables</text:p>
      <text:p text:style-name="P20">Message, <text:span text:style-name="T13">prénom</text:span> : chaine<text:span text:style-name="T13">s</text:span> de caratères</text:p>
      <text:p text:style-name="P19"/>
      <text:p text:style-name="P19">Début</text:p>
      <text:p text:style-name="P24">ecrire(‘donner votre prénom’) ;</text:p>
      <text:p text:style-name="P24">lire(<text:span text:style-name="T14">p</text:span>rénom) ;</text:p>
      <text:p text:style-name="P19"/>
      <text:p text:style-name="P15"><draw:line text:anchor-type="paragraph" draw:z-index="1" draw:name="Forme1" draw:style-name="gr1" draw:text-style-name="P29" svg:x1="2.193cm" svg:y1="0.316cm" svg:x2="3.463cm" svg:y2="0.277cm"><text:p/></draw:line><text:span text:style-name="T6">Message</text:span><text:span text:style-name="T7"> &lt; <text:s text:c="6"/>‘</text:span><text:span text:style-name="T8">Bonjour,’+</text:span><text:span text:style-name="T7">Prénom + ‘ !’;</text:span></text:p>
      <text:p text:style-name="P19"/>
      <text:p text:style-name="P21">Ecrire (‘<text:span text:style-name="T14">le message est’, </text:span>Message) ;</text:p>
      <text:p text:style-name="P19"/>
      <text:p text:style-name="P19">Fin</text:p>
      <text:p text:style-name="P1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8T12:04:19.551586821</dc:date>
    <meta:editing-duration>PT2H42M35S</meta:editing-duration>
    <meta:editing-cycles>11</meta:editing-cycles>
    <meta:generator>LibreOffice/6.3.4.2$Linux_X86_64 LibreOffice_project/30$Build-2</meta:generator>
    <meta:document-statistic meta:table-count="0" meta:image-count="0" meta:object-count="0" meta:page-count="2" meta:paragraph-count="39" meta:word-count="161" meta:character-count="988" meta:non-whitespace-character-count="849"/>
  </office:meta>
</office:document-meta>
</file>